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7cm" svg:height="5.5cm" svg:x="2.4cm" svg:y="3.9cm">
          <text:p/>
        </draw:rect>
        <draw:rect draw:style-name="gr2" draw:text-style-name="P1" draw:layer="layout" svg:width="4.1cm" svg:height="1.8cm" svg:x="3.2cm" svg:y="5.4cm">
          <text:p text:style-name="P1">viewA</text:p>
        </draw:rect>
        <draw:rect draw:style-name="gr2" draw:text-style-name="P1" draw:layer="layout" svg:width="5.1cm" svg:height="0.9cm" svg:x="3.8cm" svg:y="3.8cm">
          <text:p text:style-name="P1">contentZone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dash" draw:stroke-dash="Fine_20_Dashed_20__28_var_29_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ill Jiang</meta:initial-creator>
    <meta:creation-date>2014-05-19T08:47:50.16</meta:creation-date>
    <dc:date>2014-05-19T09:31:40.26</dc:date>
    <dc:creator>Will Jiang</dc:creator>
    <meta:editing-duration>PT43M51S</meta:editing-duration>
    <meta:editing-cycles>4</meta:editing-cycles>
    <meta:generator>OpenOffice/4.0.1$Win32 OpenOffice.org_project/401m5$Build-9714</meta:generator>
    <meta:document-statistic meta:object-count="3"/>
  </office:meta>
</office:document-meta>
</file>